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50.46mm"/>
    </style:style>
    <style:style style:name="co4" style:family="table-column">
      <style:table-column-properties fo:break-before="auto" style:column-width="141.69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style-name="Default"/>
          <table:table-cell table:number-columns-repeated="6"/>
          <table:table-cell office:value-type="string" calcext:value-type="string">
            <text:p>Total</text:p>
          </table:table-cell>
          <table:table-cell table:formula="of:=SUM([.I6:.I100])" office:value-type="float" office:value="126.22" calcext:value-type="float">
            <text:p>126.22</text:p>
          </table:table-cell>
        </table:table-row>
        <table:table-row table:style-name="ro1" table:number-rows-repeated="3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RS Number</text:p>
          </table:table-cell>
          <table:table-cell office:value-type="string" calcext:value-type="string">
            <text:p>Farnell Number</text:p>
          </table:table-cell>
          <table:table-cell office:value-type="string" calcext:value-type="string">
            <text:p>Price (ex VAT)</text:p>
          </table:table-cell>
          <table:table-cell office:value-type="string" calcext:value-type="string">
            <text:p>Min Order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A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_Nano_v3.x</text:p>
          </table:table-cell>
          <table:table-cell office:value-type="string" calcext:value-type="string">
            <text:p>Module:Arduino_N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3463 &amp; 2847197</text:p>
          </table:table-cell>
          <table:table-cell table:formula="of:=(0.165+0.158)*2" office:value-type="float" office:value="0.646" calcext:value-type="float">
            <text:p>0.646</text:p>
          </table:table-cell>
          <table:table-cell/>
          <table:table-cell table:formula="of:=ROUNDUP([.B6]*[.G6]; 2)"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BT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table:formula="of:=ROUNDUP([.B7]*[.G7]; 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 C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9406239" calcext:value-type="float">
            <text:p>9406239</text:p>
          </table:table-cell>
          <table:table-cell office:value-type="float" office:value="0.0481" calcext:value-type="float">
            <text:p>0.0481</text:p>
          </table:table-cell>
          <table:table-cell/>
          <table:table-cell table:formula="of:=ROUNDUP([.B8]*[.G8]; 2)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3 C4 C7 C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1759166" calcext:value-type="float">
            <text:p>1759166</text:p>
          </table:table-cell>
          <table:table-cell office:value-type="float" office:value="0.0803" calcext:value-type="float">
            <text:p>0.0803</text:p>
          </table:table-cell>
          <table:table-cell/>
          <table:table-cell table:formula="of:=ROUNDUP([.B9]*[.G9]; 2)"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C8 C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2112746" calcext:value-type="float">
            <text:p>2112746</text:p>
          </table:table-cell>
          <table:table-cell office:value-type="float" office:value="0.135" calcext:value-type="float">
            <text:p>0.135</text:p>
          </table:table-cell>
          <table:table-cell/>
          <table:table-cell table:formula="of:=ROUNDUP([.B10]*[.G10]; 2)" office:value-type="float" office:value="0.27" calcext:value-type="float">
            <text:p>0.27</text:p>
          </table:table-cell>
        </table:table-row>
        <table:table-row table:style-name="ro2">
          <table:table-cell office:value-type="string" calcext:value-type="string">
            <text:p>D1 D3 D5 D7 D2 D4 D6 D8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2473418" calcext:value-type="float">
            <text:p>2473418</text:p>
          </table:table-cell>
          <table:table-cell office:value-type="float" office:value="0.192" calcext:value-type="float">
            <text:p>0.192</text:p>
          </table:table-cell>
          <table:table-cell office:value-type="float" office:value="5" calcext:value-type="float">
            <text:p>5</text:p>
          </table:table-cell>
          <table:table-cell table:formula="of:=ROUNDUP([.B11]*[.G11]; 2)"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H1 H2 H3 H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2.7mm_Pad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12]*[.G12]; 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bit_edge_connector</text:p>
          </table:table-cell>
          <table:table-cell office:value-type="string" calcext:value-type="string">
            <text:p>MCU_Module_Microbit:4UCON_17909_02x401.27mm_Verti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ol Components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formula="of:=ROUNDUP([.B13]*[.G13]; 2)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J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trasonic Forward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-</text:p>
          </table:table-cell>
          <table:table-cell office:value-type="float" office:value="1593460" calcext:value-type="float">
            <text:p>1593460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table:formula="of:=ROUNDUP([.B14]*[.G14]; 2)"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 Motor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-</text:p>
          </table:table-cell>
          <table:table-cell office:value-type="float" office:value="1593462" calcext:value-type="float">
            <text:p>1593462</text:p>
          </table:table-cell>
          <table:table-cell office:value-type="float" office:value="0.124" calcext:value-type="float">
            <text:p>0.124</text:p>
          </table:table-cell>
          <table:table-cell office:value-type="float" office:value="10" calcext:value-type="float">
            <text:p>10</text:p>
          </table:table-cell>
          <table:table-cell table:formula="of:=ROUNDUP([.B15]*[.G15]; 2)"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ght Motor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-</text:p>
          </table:table-cell>
          <table:table-cell office:value-type="float" office:value="1593462" calcext:value-type="float">
            <text:p>1593462</text:p>
          </table:table-cell>
          <table:table-cell office:value-type="float" office:value="0.124" calcext:value-type="float">
            <text:p>0.124</text:p>
          </table:table-cell>
          <table:table-cell office:value-type="float" office:value="10" calcext:value-type="float">
            <text:p>10</text:p>
          </table:table-cell>
          <table:table-cell table:formula="of:=ROUNDUP([.B16]*[.G16]; 2)"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 (Bluetooth)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17]*[.G17]; 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U6050 Gyro &amp; Acc GY-521</text:p>
          </table:table-cell>
          <table:table-cell office:value-type="string" calcext:value-type="string">
            <text:p>Connector_PinSocket_2.54mm:PinSocket_1x08_P2.54mm_Vertical</text:p>
          </table:table-cell>
          <table:table-cell office:value-type="string" calcext:value-type="string">
            <text:p>-</text:p>
          </table:table-cell>
          <table:table-cell office:value-type="float" office:value="1593463" calcext:value-type="float">
            <text:p>1593463</text:p>
          </table:table-cell>
          <table:table-cell office:value-type="float" office:value="0.165" calcext:value-type="float">
            <text:p>0.165</text:p>
          </table:table-cell>
          <table:table-cell office:value-type="float" office:value="10" calcext:value-type="float">
            <text:p>10</text:p>
          </table:table-cell>
          <table:table-cell table:formula="of:=ROUNDUP([.B18]*[.G18]; 2)"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J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ss GY-273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-</text:p>
          </table:table-cell>
          <table:table-cell office:value-type="float" office:value="1593460" calcext:value-type="float">
            <text:p>1593460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table:formula="of:=ROUNDUP([.B19]*[.G19]; 2)"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J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 Detection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-</text:p>
          </table:table-cell>
          <table:table-cell office:value-type="float" office:value="1593460" calcext:value-type="float">
            <text:p>1593460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table:formula="of:=ROUNDUP([.B20]*[.G20]; 2)"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J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21]*[.G21]; 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trasonic Down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-</text:p>
          </table:table-cell>
          <table:table-cell office:value-type="float" office:value="1593460" calcext:value-type="float">
            <text:p>1593460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table:formula="of:=ROUNDUP([.B22]*[.G22]; 2)"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JP1 JP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er_2_Open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23]*[.G23]; 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3 R1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24]*[.G24]; 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5 R1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25]*[.G25]; 2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 R1 R8 R9 R10 R11 R12 R7 R5 R6 R17 R18 R19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9237755" calcext:value-type="float">
            <text:p>9237755</text:p>
          </table:table-cell>
          <table:table-cell office:value-type="float" office:value="0.033" calcext:value-type="float">
            <text:p>0.033</text:p>
          </table:table-cell>
          <table:table-cell office:value-type="float" office:value="10" calcext:value-type="float">
            <text:p>10</text:p>
          </table:table-cell>
          <table:table-cell table:formula="of:=ROUNDUP([.B26]*[.G26]; 2)"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R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9333711" calcext:value-type="float">
            <text:p>9333711</text:p>
          </table:table-cell>
          <table:table-cell office:value-type="float" office:value="0.0074" calcext:value-type="float">
            <text:p>0.0074</text:p>
          </table:table-cell>
          <table:table-cell office:value-type="float" office:value="10" calcext:value-type="float">
            <text:p>10</text:p>
          </table:table-cell>
          <table:table-cell table:formula="of:=ROUNDUP([.B27]*[.G27]; 2)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2447622" calcext:value-type="float">
            <text:p>2447622</text:p>
          </table:table-cell>
          <table:table-cell office:value-type="float" office:value="0.0087" calcext:value-type="float">
            <text:p>0.0087</text:p>
          </table:table-cell>
          <table:table-cell office:value-type="float" office:value="10" calcext:value-type="float">
            <text:p>10</text:p>
          </table:table-cell>
          <table:table-cell table:formula="of:=ROUNDUP([.B28]*[.G28]; 2)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ST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9473610" calcext:value-type="float">
            <text:p>9473610</text:p>
          </table:table-cell>
          <table:table-cell office:value-type="float" office:value="2.36" calcext:value-type="float">
            <text:p>2.36</text:p>
          </table:table-cell>
          <table:table-cell/>
          <table:table-cell table:formula="of:=ROUNDUP([.B29]*[.G29]; 2)" office:value-type="float" office:value="2.36" calcext:value-type="float">
            <text:p>2.36</text:p>
          </table:table-cell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8266-ESP-01</text:p>
          </table:table-cell>
          <table:table-cell office:value-type="string" calcext:value-type="string">
            <text:p>Connector_PinSocket_2.54mm:PinSocket_2x04_P2.54mm_Vertical</text:p>
          </table:table-cell>
          <table:table-cell office:value-type="string" calcext:value-type="string">
            <text:p>-</text:p>
          </table:table-cell>
          <table:table-cell office:value-type="float" office:value="1593489" calcext:value-type="float">
            <text:p>1593489</text:p>
          </table:table-cell>
          <table:table-cell office:value-type="float" office:value="0.205" calcext:value-type="float">
            <text:p>0.205</text:p>
          </table:table-cell>
          <table:table-cell office:value-type="float" office:value="5" calcext:value-type="float">
            <text:p>5</text:p>
          </table:table-cell>
          <table:table-cell table:formula="of:=ROUNDUP([.B30]*[.G30]; 2)"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98HN</text:p>
          </table:table-cell>
          <table:table-cell office:value-type="string" calcext:value-type="string">
            <text:p>Package_TO_SOT_THT:TO-220-15_P2.54x2.54mm_StaggerOdd_Lead4.58mm_Vertical</text:p>
          </table:table-cell>
          <table:table-cell office:value-type="string" calcext:value-type="string">
            <text:p>-</text:p>
          </table:table-cell>
          <table:table-cell office:value-type="float" office:value="403295" calcext:value-type="float">
            <text:p>403295</text:p>
          </table:table-cell>
          <table:table-cell office:value-type="float" office:value="4.41" calcext:value-type="float">
            <text:p>4.41</text:p>
          </table:table-cell>
          <table:table-cell/>
          <table:table-cell table:formula="of:=ROUNDUP([.B31]*[.G31]; 2)" office:value-type="float" office:value="4.41" calcext:value-type="float">
            <text:p>4.41</text:p>
          </table:table-cell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V50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-</text:p>
          </table:table-cell>
          <table:table-cell office:value-type="float" office:value="1087175" calcext:value-type="float">
            <text:p>1087175</text:p>
          </table:table-cell>
          <table:table-cell office:value-type="float" office:value="0.0432" calcext:value-type="float">
            <text:p>0.0432</text:p>
          </table:table-cell>
          <table:table-cell office:value-type="float" office:value="1" calcext:value-type="float">
            <text:p>1</text:p>
          </table:table-cell>
          <table:table-cell table:formula="of:=ROUNDUP([.B32]*[.G32]; 2)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V33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-</text:p>
          </table:table-cell>
          <table:table-cell office:value-type="float" office:value="9755837" calcext:value-type="float">
            <text:p>9755837</text:p>
          </table:table-cell>
          <table:table-cell office:value-type="float" office:value="0.0437" calcext:value-type="float">
            <text:p>0.0437</text:p>
          </table:table-cell>
          <table:table-cell office:value-type="float" office:value="1" calcext:value-type="float">
            <text:p>1</text:p>
          </table:table-cell>
          <table:table-cell table:formula="of:=ROUNDUP([.B33]*[.G33]; 2)" office:value-type="float" office:value="0.05" calcext:value-type="float">
            <text:p>0.05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34]*[.G34]; 2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35]*[.G35]; 2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36]*[.G36]; 2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37]*[.G37]; 2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38]*[.G38]; 2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39]*[.G39]; 2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USD</text:p>
          </table:table-cell>
          <table:table-cell/>
          <table:table-cell office:value-type="string" calcext:value-type="string">
            <text:p>Exchange</text:p>
          </table:table-cell>
          <table:table-cell table:number-columns-repeated="2"/>
          <table:table-cell table:formula="of:=ROUNDUP([.B40]*[.G40]; 2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Tank Cha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libaba.com/product-detail/OEM-metal-tank-chassis-T300-t_62129242205.html?spm=a2700.icbuShop.41413.9.72f92530xQdSzR" xlink:type="simple">https://www.alibaba.com/product-detail/OEM-metal-tank-chassis-T300-t_62129242205.html?spm=a2700.icbuShop.41413.9.72f92530xQdSzR</text:a></text:p>
          </table:table-cell>
          <table:table-cell office:value-type="float" office:value="121.35" calcext:value-type="float">
            <text:p>121.35</text:p>
          </table:table-cell>
          <table:table-cell/>
          <table:table-cell office:value-type="float" office:value="0.7949" calcext:value-type="float">
            <text:p>0.7949</text:p>
          </table:table-cell>
          <table:table-cell table:formula="of:=[.D41]*[.F41]" office:value-type="float" office:value="96.461115" calcext:value-type="float">
            <text:p>96.461115</text:p>
          </table:table-cell>
          <table:table-cell/>
          <table:table-cell table:formula="of:=ROUNDUP([.B41]*[.G41]; 2)" office:value-type="float" office:value="96.47" calcext:value-type="float">
            <text:p>96.47</text:p>
          </table:table-cell>
        </table:table-row>
        <table:table-row table:style-name="ro1">
          <table:table-cell table:style-name="Default"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1.6+4.76" office:value-type="float" office:value="6.36" calcext:value-type="float">
            <text:p>6.36</text:p>
          </table:table-cell>
          <table:table-cell office:value-type="float" office:value="5" calcext:value-type="float">
            <text:p>5</text:p>
          </table:table-cell>
          <table:table-cell table:formula="of:=ROUNDUP([.B42]*[.G42]; 2)" office:value-type="float" office:value="6.36" calcext:value-type="float">
            <text:p>6.36</text:p>
          </table:table-cell>
        </table:table-row>
        <table:table-row table:style-name="ro1">
          <table:table-cell table:style-name="Default"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co.uk/FLOUREON-1500mAh-Rechargeable-Aieplane-Quadcopter/dp/B074XQMF14/ref=sr_1_1_sspa?crid=QAYQP9P8FIX6&amp;keywords=7.4v+lipo+battery&amp;qid=1568763623&amp;s=gateway&amp;sprefix=7.4%2Caps%2C147&amp;sr=8-1-spons&amp;psc=1&amp;spLa=ZW5jcnlwdGVkUXVhbGlmaWVyPUEyVFUyMEcxNjVYM0JZJmVuY3J5cHRlZElkPUEwMzc5NDQwMjJZOUlLWFFCM0ozNyZlbmNyeXB0ZWRBZElkPUEwMjcyNjU2MVdaOTMzNFRVOUpONyZ3aWRnZXROYW1lPXNwX2F0ZiZhY3Rpb249Y2xpY2tSZWRpcmVjdCZkb05vdExvZ0NsaWNrPXRydWU" xlink:type="simple">https://www.amazon.co.uk/FLOUREON-1500mAh-Rechargeable-Aieplane-Quadcopter/dp/B074XQMF14/ref=sr_1_1_sspa?crid=QAYQP9P8FIX6&amp;keywords=7.4v+lipo+battery&amp;qid=1568763623&amp;s=gateway&amp;sprefix=7.4%2Caps%2C147&amp;sr=8-1-spons&amp;psc=1&amp;spLa=ZW5jcnlwdGVkUXVhbGlmaWVyPUEyVFUyMEcxNjVYM0JZJmVuY3J5cHRlZElkPUEwMzc5NDQwMjJZOUlLWFFCM0ozNyZlbmNyeXB0ZWRBZElkPUEwMjcyNjU2MVdaOTMzNFRVOUpONyZ3aWRnZXROYW1lPXNwX2F0ZiZhY3Rpb249Y2xpY2tSZWRpcmVjdCZkb05vdExvZ0NsaWNrPXRydWU</text:a>=</text:p>
          </table:table-cell>
          <table:table-cell office:value-type="string" calcext:value-type="string">
            <text:p>20.99 for pack of 2 </text:p>
          </table:table-cell>
          <table:table-cell table:number-columns-repeated="2"/>
          <table:table-cell table:formula="of:=20.99/2" office:value-type="float" office:value="10.495" calcext:value-type="float">
            <text:p>10.495</text:p>
          </table:table-cell>
          <table:table-cell office:value-type="float" office:value="1" calcext:value-type="float">
            <text:p>1</text:p>
          </table:table-cell>
          <table:table-cell table:formula="of:=ROUNDUP([.B43]*[.G43]; 2)" office:value-type="float" office:value="10.5" calcext:value-type="float">
            <text:p>10.5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44]*[.G44]; 2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45]*[.G45]; 2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46]*[.G46]; 2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47]*[.G47]; 2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5:Sheet1.I4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 style:data-style-name="N2" text:time-value="13:40:10.9947619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23:47:44.864781479</meta:creation-date>
    <dc:date>2019-09-18T13:42:55.951368040</dc:date>
    <meta:editing-duration>PT1H10M47S</meta:editing-duration>
    <meta:editing-cycles>9</meta:editing-cycles>
    <meta:generator>LibreOffice/6.0.7.3$Linux_X86_64 LibreOffice_project/00m0$Build-3</meta:generator>
    <meta:document-statistic meta:table-count="1" meta:cell-count="265" meta:object-count="0"/>
  </office:meta>
</office:document-meta>
</file>